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0593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05931" officeooo:paragraph-rsid="00109cf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105931"/>
    </style:style>
    <style:style style:name="P5" style:family="paragraph" style:parent-style-name="Standard">
      <style:paragraph-properties fo:text-align="start" style:justify-single-word="false"/>
      <style:text-properties officeooo:rsid="00105931" officeooo:paragraph-rsid="00109cfe"/>
    </style:style>
    <style:style style:name="T1" style:family="text">
      <style:text-properties officeooo:rsid="00109c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How are inline and block elements different from each other?</text:p>
      <text:p text:style-name="P2"/>
      <text:p text:style-name="P4">• Block-level elements always start at new line and takes up the full width available</text:p>
      <text:p text:style-name="P4">e.g. &lt;div&gt; , &lt;p&gt;, &lt;pre&gt;, &lt;form&gt; etc.</text:p>
      <text:p text:style-name="P4">• Inline element does not start on a new line and only takes up as much width as</text:p>
      <text:p text:style-name="P4">necessary.</text:p>
      <text:p text:style-name="P4">e.g. &lt;span&gt;, &lt;button&gt;, &lt;i&gt;, &lt;input&gt;, etc.</text:p>
      <text:p text:style-name="P2"/>
      <text:p text:style-name="P2">2. Explain the difference between visibility:hidden and display:none.</text:p>
      <text:p text:style-name="P2"/>
      <text:p text:style-name="P4">• Visibility:hidden means that the tag with which it is used is not visible, but the</text:p>
      <text:p text:style-name="P4">space is still allocated for it on the page.</text:p>
      <text:p text:style-name="P4">Hello | &lt;span style=“visibility:hidden;”&gt;I am hidden&lt;/span&gt; | Hello</text:p>
      <text:p text:style-name="P4">It will result in :</text:p>
      <text:p text:style-name="P4">Hello |</text:p>
      <text:p text:style-name="P4">| Hello</text:p>
      <text:p text:style-name="P4">• Display:none means that the tag with which it is used will not be visible and unlike</text:p>
      <text:p text:style-name="P4">visibility:hidden, the space for it won’t be allocated on the page.</text:p>
      <text:p text:style-name="P4">Hello | &lt;span style=“display:none;”&gt;I am hidden&lt;/span&gt; | Hello</text:p>
      <text:p text:style-name="P4">It will result in :</text:p>
      <text:p text:style-name="P4">Hello | | Hello</text:p>
      <text:p text:style-name="P4"/>
      <text:p text:style-name="P2">3. Explain clear and float properties.</text:p>
      <text:p text:style-name="P2"/>
      <text:p text:style-name="P4">• The float property is used for positioning and formatting content</text:p>
      <text:p text:style-name="P4">e.g. Letting an image floating to the left or right of a table</text:p>
      <text:p text:style-name="P4">img {</text:p>
      <text:p text:style-name="P4">float : right ;</text:p>
      <text:p text:style-name="P4">}&lt;p&gt; &lt;img src=“tonyStark.jpg”&gt; Iron Man &lt;/p&gt;</text:p>
      <text:p text:style-name="P4">Float can have the following values:</text:p>
      <text:p text:style-name="P4">1. Left</text:p>
      <text:p text:style-name="P4">2. Right</text:p>
      <text:p text:style-name="P4">3. None</text:p>
      <text:p text:style-name="P4">4. Inherit</text:p>
      <text:p text:style-name="P4">• The clear property specifies what elements can float beside the cleared element</text:p>
      <text:p text:style-name="P4">and on which side. It basically clears elements to the direction specified.</text:p>
      <text:p text:style-name="P4"/>
      <text:p text:style-name="P2">4. Explain difference between absolute, relative, fixed and static.</text:p>
      <text:p text:style-name="P2"/>
      <text:p text:style-name="P4">• Static : This is the default value. All elements are in order as they appear in the</text:p>
      <text:p text:style-name="P4">document.</text:p>
      <text:p text:style-name="P4">• Relative : the element is positioned relative to it’s normal position</text:p>
      <text:p text:style-name="P4">When we set position relative to an element, without adding any other positioning</text:p>
      <text:p text:style-name="P4">attributes(top, bottom, right, left), nothing will happen. When we add additional</text:p>
      <text:p text:style-name="P4">position, such as, left:20px, the element will move 20px to the right from its normal</text:p>
      <text:p text:style-name="P4">position. So, clearly it is moving relative to itself.</text:p>
      <text:p text:style-name="P4">#some_element {</text:p>
      <text:p text:style-name="P4">Position : relative ;</text:p>
      <text:p text:style-name="P4">Left : 20px;</text:p>
      <text:p text:style-name="P4">}</text:p>
      <text:p text:style-name="P4">• Absolute : The element is positioned absolutely to it’s first positioned parent</text:p>
      <text:p text:style-name="P4">It allows us to place our element precisely where we want it.</text:p>
      <text:p text:style-name="P4"><text:soft-page-break/>If, there is no positioned parent element, it will be positioned related directly to the</text:p>
      <text:p text:style-name="P4">HTML element (The page itself)#parent_element {</text:p>
      <text:p text:style-name="P4">Position : relative;</text:p>
      <text:p text:style-name="P4">Width : 600px;</text:p>
      <text:p text:style-name="P4">Height : 600px;</text:p>
      <text:p text:style-name="P4">}</text:p>
      <text:p text:style-name="P4">#child_element {</text:p>
      <text:p text:style-name="P4">Position : absolute;</text:p>
      <text:p text:style-name="P4">Right : 40px;</text:p>
      <text:p text:style-name="P4">}</text:p>
      <text:p text:style-name="P4">• Fixed : The element is positioned related to the browser</text:p>
      <text:p text:style-name="P4"/>
      <text:p text:style-name="P2">5. . Write the HTML code to create a table in which there are 4</text:p>
      <text:p text:style-name="P2">columns( ID , Employee Name, Designation, Department) and</text:p>
      <text:p text:style-name="P2">at least 6 rows. Also do some styling to it.</text:p>
      <text:p text:style-name="P2"/>
      <text:p text:style-name="P2"/>
      <text:p text:style-name="P2">6. Why do we use meta tags?</text:p>
      <text:p text:style-name="P2"/>
      <text:p text:style-name="P4">The &lt;meta&gt; tag provides metadata about the HTML document. Metadata will not be</text:p>
      <text:p text:style-name="P4">displayed on the page, but will be machine parsable.</text:p>
      <text:p text:style-name="P4">&lt;meta&gt; tag is typically used to specify page description, keywords, author of the</text:p>
      <text:p text:style-name="P4">document, last modified and other meta data</text:p>
      <text:p text:style-name="P4">The metadata can be used by the browsers, like how to display content or reload</text:p>
      <text:p text:style-name="P4">page.</text:p>
      <text:p text:style-name="P4">E.g.</text:p>
      <text:p text:style-name="P4">&lt;head&gt;</text:p>
      <text:p text:style-name="P4">&lt;meta charset=“UTF-8”&gt;</text:p>
      <text:p text:style-name="P4">&lt;meta name=“keywords” content=“HTML, CSS, XML, JavaScript”&gt;</text:p>
      <text:p text:style-name="P5">&lt;/head&gt;</text:p>
      <text:p text:style-name="P5"/>
      <text:p text:style-name="P3">7. Explain box-model.</text:p>
      <text:p text:style-name="P3"/>
      <text:p text:style-name="P4">• All HTML elements can be considered as boxes. In CSS, this term is used when</text:p>
      <text:p text:style-name="P4">talking about design and layout.</text:p>
      <text:p text:style-name="P4">• It is essentially a box that wraps around every HTML element.</text:p>
      <text:p text:style-name="P4">• It consists of : margins, borders, padding and the content.</text:p>
      <text:p text:style-name="P4"/>
      <text:p text:style-name="P2">8. What are the different types of CSS Selectors?</text:p>
      <text:p text:style-name="P2"/>
      <text:p text:style-name="P4">• CSS selectors are used to select the content you want to style. They are part of</text:p>
      <text:p text:style-name="P4">CSS rule set.</text:p>
      <text:p text:style-name="P4">• There are several types of selectors in CSS :</text:p>
      <text:p text:style-name="P4">8.1 CSS Element Selector:</text:p>
      <text:p text:style-name="P4">&lt;head&gt;</text:p>
      <text:p text:style-name="P4">&lt;style&gt;</text:p>
      <text:p text:style-name="P4">p{</text:p>
      <text:p text:style-name="P4">color : red;</text:p>
      <text:p text:style-name="P4">}</text:p>
      <text:p text:style-name="P4">&lt;/syle&gt;</text:p>
      <text:p text:style-name="P4">&lt;/head&gt;</text:p>
      <text:p text:style-name="P4">&lt;body&gt;</text:p>
      <text:p text:style-name="P4"><text:soft-page-break/>&lt;p&gt;Hello&lt;/p&gt;</text:p>
      <text:p text:style-name="P4">&lt;/body&gt;</text:p>
      <text:p text:style-name="P4">8.2 CSS id Selector</text:p>
      <text:p text:style-name="P4">&lt;head&gt;</text:p>
      <text:p text:style-name="P4">&lt;style&gt;</text:p>
      <text:p text:style-name="P4">#key {</text:p>
      <text:p text:style-name="P4">color : red;</text:p>
      <text:p text:style-name="P4">}</text:p>
      <text:p text:style-name="P4">&lt;/syle&gt;</text:p>
      <text:p text:style-name="P4">&lt;/head&gt;</text:p>
      <text:p text:style-name="P4">&lt;body&gt;</text:p>
      <text:p text:style-name="P4">&lt;p id=“key”&gt;Hello&lt;/p&gt;</text:p>
      <text:p text:style-name="P4">&lt;/body&gt;8.3 CSS class selector</text:p>
      <text:p text:style-name="P4">&lt;head&gt;</text:p>
      <text:p text:style-name="P4">&lt;style&gt;</text:p>
      <text:p text:style-name="P4">.key {</text:p>
      <text:p text:style-name="P4">color : red;</text:p>
      <text:p text:style-name="P4">}</text:p>
      <text:p text:style-name="P4">&lt;/syle&gt;</text:p>
      <text:p text:style-name="P4">&lt;/head&gt;</text:p>
      <text:p text:style-name="P4">&lt;body&gt;</text:p>
      <text:p text:style-name="P4">&lt;p class=“key”&gt;Hello&lt;/p&gt;</text:p>
      <text:p text:style-name="P4">&lt;/body&gt;</text:p>
      <text:p text:style-name="P4">8.4 CSS Universal selector</text:p>
      <text:p text:style-name="P4">&lt;head&gt;</text:p>
      <text:p text:style-name="P4">&lt;style&gt;</text:p>
      <text:p text:style-name="P4">* {</text:p>
      <text:p text:style-name="P4">color : red;</text:p>
      <text:p text:style-name="P4">}</text:p>
      <text:p text:style-name="P4">&lt;/syle&gt;</text:p>
      <text:p text:style-name="P4">&lt;/head&gt;</text:p>
      <text:p text:style-name="P4">&lt;body&gt;</text:p>
      <text:p text:style-name="P4">&lt;h1&gt;Big Hello&lt;/h1&gt;</text:p>
      <text:p text:style-name="P4">&lt;p&gt;Hello&lt;/p&gt;</text:p>
      <text:p text:style-name="P4">&lt;/body&gt;</text:p>
      <text:p text:style-name="P4">8.5 CSS group selector</text:p>
      <text:p text:style-name="P4">&lt;head&gt;</text:p>
      <text:p text:style-name="P4">&lt;style&gt;</text:p>
      <text:p text:style-name="P4">h1, p {</text:p>
      <text:p text:style-name="P4">color : red;</text:p>
      <text:p text:style-name="P4">}</text:p>
      <text:p text:style-name="P4">&lt;/syle&gt;</text:p>
      <text:p text:style-name="P4">&lt;/head&gt;</text:p>
      <text:p text:style-name="P4">&lt;body&gt;</text:p>
      <text:p text:style-name="P4">&lt;h1&gt;Big Hello&lt;/h1&gt;</text:p>
      <text:p text:style-name="P4">&lt;p&gt;Hello&lt;/p&gt;</text:p>
      <text:p text:style-name="P4">&lt;h2&gt;Bye&lt;/h2&gt;</text:p>
      <text:p text:style-name="P5">&lt;/body&gt;</text:p>
      <text:p text:style-name="P5"/>
      <text:p text:style-name="P3">9. Define Doctype</text:p>
      <text:p text:style-name="P3"/>
      <text:p text:style-name="P4">• The &lt;!DOCTYPE&gt; declaration must be the very first thing in your HTML</text:p>
      <text:p text:style-name="P4"><text:soft-page-break/>document, before the &lt;html&gt; tag.</text:p>
      <text:p text:style-name="P4">• The &lt;!DOCTYPE&gt; declaration is not an HTML tag; it is an instruction to the web</text:p>
      <text:p text:style-name="P4">browser about what version of HTML the page is written in.</text:p>
      <text:p text:style-name="P4">• In HTML 4.01, the &lt;!DOCTYPE&gt; declaration refers to a DTD, because HTML</text:p>
      <text:p text:style-name="P4">4.01 was based on SGML. The DTD specifies the rules for the markup language,</text:p>
      <text:p text:style-name="P4">so that the browsers render the content correctly.</text:p>
      <text:p text:style-name="P4">• HTML5 is not based on SGML, and therefore does not require a reference to a</text:p>
      <text:p text:style-name="P4">DTD.</text:p>
      <text:p text:style-name="P4"/>
      <text:p text:style-name="P3">10. Explain 5 HTML5 semantic tags</text:p>
      <text:p text:style-name="P3"/>
      <text:p text:style-name="P4">10.1 &lt;section&gt; (Section)</text:p>
      <text:p text:style-name="P4">A section is thematic grouping of content, typically with a heading.</text:p>
      <text:p text:style-name="P4">10.2 &lt;article&gt; (Article)</text:p>
      <text:p text:style-name="P4">This element specifies independent, self-contained content. An article should make</text:p>
      <text:p text:style-name="P4">sense on its own, and it should be possible to read it independently from the rest of</text:p>
      <text:p text:style-name="P4">the web site</text:p>
      <text:p text:style-name="P4">10.3 &lt;header&gt; (Article)</text:p>
      <text:p text:style-name="P4">It should be used as a container for introductory content at the top generally.</text:p>
      <text:p text:style-name="P4">10.4 &lt;footer&gt; (Footer)</text:p>
      <text:p text:style-name="P4">It should contain information about it’s containing element. A footer typically</text:p>
      <text:p text:style-name="P4">contains the author of the document, copyright information, links to terms of use, etc.</text:p>
      <text:p text:style-name="P4">10.5 &lt;nav&gt; (Navigation)</text:p>
      <text:p text:style-name="P4">This tag defines a set of navigation lin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7:27:40.345755125</meta:creation-date>
    <dc:date>2019-02-11T17:51:34.772156321</dc:date>
    <meta:editing-duration>PT10M1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161" meta:word-count="903" meta:character-count="5158" meta:non-whitespace-character-count="4416"/>
  </office:meta>
</office:document-meta>
</file>